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fo="urn:oasis:names:tc:opendocument:xmlns:xsl-fo-compatible:1.0" xmlns:style="urn:oasis:names:tc:opendocument:xmlns:style:1.0" xmlns:text="urn:oasis:names:tc:opendocument:xmlns:text:1.0" xmlns:table="urn:oasis:names:tc:opendocument:xmlns:table:1.0" xmlns:svg="urn:oasis:names:tc:opendocument:xmlns:svg-compatible:1.0" xmlns:number="urn:oasis:names:tc:opendocument:xmlns:datastyle:1.0" xmlns:meta="urn:oasis:names:tc:opendocument:xmlns:meta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>
  <office:scripts/>
  <office:font-face-decls>
    <style:font-face style:name="Arial" svg:font-family="Arial"/>
  </office:font-face-decls>
  <office:automatic-styles>
    <style:style style:name="co1" style:family="table-column">
      <style:table-column-properties style:column-width="21.167mm" fo:break-before="auto"/>
    </style:style>
    <style:style style:name="ro1" style:family="table-row">
      <style:table-row-properties style:row-height="4.23mm" style:use-optimal-row-height="true" fo:break-before="auto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>
            <text:p>// </text:p>
          </table:table-cell>
          <table:table-cell table:number-columns-repeated="2"/>
        </table:table-row>
        <table:table-row table:style-name="ro1">
          <table:table-cell office:value-type="string">
            <text:p>// Example data file for Orient 3 (Vollmer, 2015)</text:p>
          </table:table-cell>
          <table:table-cell table:number-columns-repeated="2"/>
        </table:table-row>
        <table:table-row table:style-name="ro1">
          <table:table-cell office:value-type="string">
            <text:p>// </text:p>
          </table:table-cell>
          <table:table-cell table:number-columns-repeated="2"/>
        </table:table-row>
        <table:table-row table:style-name="ro1">
          <table:table-cell office:value-type="string">
            <text:p>// Vly Bedding</text:p>
          </table:table-cell>
          <table:table-cell table:number-columns-repeated="2"/>
        </table:table-row>
        <table:table-row table:style-name="ro1">
          <table:table-cell office:value-type="string">
            <text:p>// 56 bedding planes measured from a fold in Ordovician graywacke, Vly Creek,</text:p>
          </table:table-cell>
          <table:table-cell table:number-columns-repeated="2"/>
        </table:table-row>
        <table:table-row table:style-name="ro1">
          <table:table-cell office:value-type="string">
            <text:p>// Albany County, New York (Vollmer, 1981).</text:p>
          </table:table-cell>
          <table:table-cell table:number-columns-repeated="2"/>
        </table:table-row>
        <table:table-row table:style-name="ro1">
          <table:table-cell office:value-type="string">
            <text:p>// </text:p>
          </table:table-cell>
          <table:table-cell table:number-columns-repeated="2"/>
        </table:table-row>
        <table:table-row table:style-name="ro1">
          <table:table-cell office:value-type="string">
            <text:p>// Vollmer, F.W., 1981, Structural studies of the Ordovician flysch and </text:p>
          </table:table-cell>
          <table:table-cell table:number-columns-repeated="2"/>
        </table:table-row>
        <table:table-row table:style-name="ro1">
          <table:table-cell office:value-type="string">
            <text:p>// melange in Albany County, New York: M.S. Thesis, State University of New </text:p>
          </table:table-cell>
          <table:table-cell table:number-columns-repeated="2"/>
        </table:table-row>
        <table:table-row table:style-name="ro1">
          <table:table-cell office:value-type="string">
            <text:p>// York at Albany, Advisor W.D. Means, 151 p.</text:p>
          </table:table-cell>
          <table:table-cell table:number-columns-repeated="2"/>
        </table:table-row>
        <table:table-row table:style-name="ro1">
          <table:table-cell office:value-type="string">
            <text:p>// </text:p>
          </table:table-cell>
          <table:table-cell table:number-columns-repeated="2"/>
        </table:table-row>
        <table:table-row table:style-name="ro1">
          <table:table-cell office:value-type="string">
            <text:p>// 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office:value-type="string">
            <text:p>Strike</text:p>
          </table:table-cell>
          <table:table-cell office:value-type="string">
            <text:p>Dip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179.0</text:p>
          </table:table-cell>
          <table:table-cell office:value-type="string">
            <text:p>29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73.0</text:p>
          </table:table-cell>
          <table:table-cell office:value-type="string">
            <text:p>25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71.0</text:p>
          </table:table-cell>
          <table:table-cell office:value-type="string">
            <text:p>25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68.0</text:p>
          </table:table-cell>
          <table:table-cell office:value-type="string">
            <text:p>9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0.0</text:p>
          </table:table-cell>
          <table:table-cell office:value-type="string">
            <text:p>19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21.0</text:p>
          </table:table-cell>
          <table:table-cell office:value-type="string">
            <text:p>35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7.0</text:p>
          </table:table-cell>
          <table:table-cell office:value-type="string">
            <text:p>41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6.0</text:p>
          </table:table-cell>
          <table:table-cell office:value-type="string">
            <text:p>48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1.0</text:p>
          </table:table-cell>
          <table:table-cell office:value-type="string">
            <text:p>39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93.0</text:p>
          </table:table-cell>
          <table:table-cell office:value-type="string">
            <text:p>51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20.0</text:p>
          </table:table-cell>
          <table:table-cell office:value-type="string">
            <text:p>30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20.0</text:p>
          </table:table-cell>
          <table:table-cell office:value-type="string">
            <text:p>27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62.0</text:p>
          </table:table-cell>
          <table:table-cell office:value-type="string">
            <text:p>4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37.0</text:p>
          </table:table-cell>
          <table:table-cell office:value-type="string">
            <text:p>24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92.0</text:p>
          </table:table-cell>
          <table:table-cell office:value-type="string">
            <text:p>6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72.0</text:p>
          </table:table-cell>
          <table:table-cell office:value-type="string">
            <text:p>16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93.0</text:p>
          </table:table-cell>
          <table:table-cell office:value-type="string">
            <text:p>61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62.0</text:p>
          </table:table-cell>
          <table:table-cell office:value-type="string">
            <text:p>12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85.0</text:p>
          </table:table-cell>
          <table:table-cell office:value-type="string">
            <text:p>35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71.0</text:p>
          </table:table-cell>
          <table:table-cell office:value-type="string">
            <text:p>12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69.0</text:p>
          </table:table-cell>
          <table:table-cell office:value-type="string">
            <text:p>17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68.0</text:p>
          </table:table-cell>
          <table:table-cell office:value-type="string">
            <text:p>14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69.0</text:p>
          </table:table-cell>
          <table:table-cell office:value-type="string">
            <text:p>90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74.0</text:p>
          </table:table-cell>
          <table:table-cell office:value-type="string">
            <text:p>24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85.0</text:p>
          </table:table-cell>
          <table:table-cell office:value-type="string">
            <text:p>20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81.0</text:p>
          </table:table-cell>
          <table:table-cell office:value-type="string">
            <text:p>22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84.0</text:p>
          </table:table-cell>
          <table:table-cell office:value-type="string">
            <text:p>25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84.0</text:p>
          </table:table-cell>
          <table:table-cell office:value-type="string">
            <text:p>27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86.0</text:p>
          </table:table-cell>
          <table:table-cell office:value-type="string">
            <text:p>67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83.0</text:p>
          </table:table-cell>
          <table:table-cell office:value-type="string">
            <text:p>68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0.0</text:p>
          </table:table-cell>
          <table:table-cell office:value-type="string">
            <text:p>79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6.0</text:p>
          </table:table-cell>
          <table:table-cell office:value-type="string">
            <text:p>90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5.0</text:p>
          </table:table-cell>
          <table:table-cell office:value-type="string">
            <text:p>68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2.0</text:p>
          </table:table-cell>
          <table:table-cell office:value-type="string">
            <text:p>53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8.0</text:p>
          </table:table-cell>
          <table:table-cell office:value-type="string">
            <text:p>59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83.0</text:p>
          </table:table-cell>
          <table:table-cell office:value-type="string">
            <text:p>56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5.0</text:p>
          </table:table-cell>
          <table:table-cell office:value-type="string">
            <text:p>82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9.0</text:p>
          </table:table-cell>
          <table:table-cell office:value-type="string">
            <text:p>79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92.0</text:p>
          </table:table-cell>
          <table:table-cell office:value-type="string">
            <text:p>28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85.0</text:p>
          </table:table-cell>
          <table:table-cell office:value-type="string">
            <text:p>23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97.0</text:p>
          </table:table-cell>
          <table:table-cell office:value-type="string">
            <text:p>18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83.0</text:p>
          </table:table-cell>
          <table:table-cell office:value-type="string">
            <text:p>13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84.0</text:p>
          </table:table-cell>
          <table:table-cell office:value-type="string">
            <text:p>13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68.0</text:p>
          </table:table-cell>
          <table:table-cell office:value-type="string">
            <text:p>12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81.0</text:p>
          </table:table-cell>
          <table:table-cell office:value-type="string">
            <text:p>10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87.0</text:p>
          </table:table-cell>
          <table:table-cell office:value-type="string">
            <text:p>9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80.0</text:p>
          </table:table-cell>
          <table:table-cell office:value-type="string">
            <text:p>23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348.0</text:p>
          </table:table-cell>
          <table:table-cell office:value-type="string">
            <text:p>90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65.0</text:p>
          </table:table-cell>
          <table:table-cell office:value-type="string">
            <text:p>52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4.0</text:p>
          </table:table-cell>
          <table:table-cell office:value-type="string">
            <text:p>82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71.0</text:p>
          </table:table-cell>
          <table:table-cell office:value-type="string">
            <text:p>17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335.0</text:p>
          </table:table-cell>
          <table:table-cell office:value-type="string">
            <text:p>63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327.0</text:p>
          </table:table-cell>
          <table:table-cell office:value-type="string">
            <text:p>83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8.0</text:p>
          </table:table-cell>
          <table:table-cell office:value-type="string">
            <text:p>41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0.0</text:p>
          </table:table-cell>
          <table:table-cell office:value-type="string">
            <text:p>72.0</text:p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3.0</text:p>
          </table:table-cell>
          <table:table-cell office:value-type="string">
            <text:p>67.0</text:p>
          </table:table-cell>
          <table:table-cell office:value-type="string">
            <text:p>S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fo="urn:oasis:names:tc:opendocument:xmlns:xsl-fo-compatible:1.0" xmlns:style="urn:oasis:names:tc:opendocument:xmlns:style:1.0" xmlns:svg="urn:oasis:names:tc:opendocument:xmlns:svg-compatible:1.0" xmlns:table="urn:oasis:names:tc:opendocument:xmlns:table:1.0" xmlns:text="urn:oasis:names:tc:opendocument:xmlns:text:1.0" xmlns:v="urn:schemas-microsoft-com:vml">
  <office:font-face-decls>
    <office:font-face-decls>
      <style:font-face style:name="Arial" svg:font-family="Arial"/>
    </office:font-face-decls>
  </office:font-face-decls>
  <office:styles>
    <style:style style:name="Default" style:family="table-cell">
      <style:text-properties style:font-name="Arial" fo:font-size="10.0"/>
    </style:style>
  </office:styles>
  <office:automatic-styles>
    <style:page-layout style:name="pm1">
      <style:page-layout-properties fo:margin-top="1.25cm" fo:margin-bottom="1.25cm" fo:margin-left="1.905cm" fo:margin-right="1.905cm"/>
      <style:header-style>
        <style:header-footer-properties fo:min-height="0.751cm" fo:margin-left="0cm" fo:margin-right="0cm" fo:margin-bottom="0.25cm" fo:margin-top="0cm"/>
      </style:header-style>
      <style:footer-style>
        <style:header-footer-properties fo:min-height="0.751cm" fo:margin-left="0cm" fo:margin-right="0cm" fo:margin-top="0.25cm" fo:margin-bottom="0cm"/>
      </style:footer-style>
    </style:page-layout>
  </office:automatic-styles>
  <office:master-styles>
    <style:master-page style:name="Default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dcterms="http://purl.org/dc/terms/" xmlns:meta="urn:oasis:names:tc:opendocument:xmlns:meta:1.0" xmlns="http://schemas.openxmlformats.org/officeDocument/2006/extended-properties" xmlns:ex="http://schemas.openxmlformats.org/officeDocument/2006/extended-properties">
  <office:meta>
    <meta:generator>FPSpreadsheet Library</meta:generator>
    <meta:document-statistic/>
  </office:meta>
</office:document-meta>
</file>